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02cm" fo:min-width="2.824cm"/>
    </style:style>
    <style:style style:name="gr2" style:family="graphic" style:parent-style-name="standard">
      <style:graphic-properties draw:textarea-horizontal-align="justify" draw:textarea-vertical-align="middle" draw:auto-grow-height="false" fo:min-height="1.45cm" fo:min-width="2.586cm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5.8cm"/>
    </style:style>
    <style:style style:name="gr4" style:family="graphic" style:parent-style-name="standard">
      <style:graphic-properties draw:textarea-horizontal-align="justify" draw:textarea-vertical-align="middle" draw:auto-grow-height="false" fo:min-height="1.64cm" fo:min-width="2.522cm"/>
    </style:style>
    <style:style style:name="gr5" style:family="graphic" style:parent-style-name="standard">
      <style:graphic-properties draw:textarea-horizontal-align="justify" draw:textarea-vertical-align="middle" draw:auto-grow-height="false" fo:min-height="1.942cm" fo:min-width="3.17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4.7cm" svg:height="2.9cm" svg:x="6.7cm" svg:y="1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9cm" svg:height="2.7cm" svg:x="6.2cm" svg:y="9.9cm">
          <text:p text:style-name="P1">Podaj 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4.9cm" svg:height="2.7cm" svg:x="6.6cm" svg:y="5.6cm">
          <text:p text:style-name="P1">Podaj x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3cm" svg:height="2.5cm" svg:x="5.4cm" svg:y="14.3cm">
          <text:p text:style-name="P1">Z = x + 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3cm" svg:x="5.5cm" svg:y="18.7cm">
          <text:p text:style-name="P1">Print (z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5.2cm" svg:height="3.1cm" svg:x="5.5cm" svg:y="23.2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9.1cm" svg:y1="4.4cm" svg:x2="9.2cm" svg:y2="5.9cm">
          <text:p/>
        </draw:line>
        <draw:line draw:style-name="gr6" draw:text-style-name="P2" draw:layer="layout" svg:x1="8.5cm" svg:y1="8.3cm" svg:x2="8.6cm" svg:y2="10.4cm">
          <text:p/>
        </draw:line>
        <draw:line draw:style-name="gr6" draw:text-style-name="P2" draw:layer="layout" svg:x1="8.1cm" svg:y1="12.6cm" svg:x2="8.2cm" svg:y2="14.5cm">
          <text:p/>
        </draw:line>
        <draw:line draw:style-name="gr6" draw:text-style-name="P2" draw:layer="layout" svg:x1="8.4cm" svg:y1="16.8cm" svg:x2="8.5cm" svg:y2="18.9cm">
          <text:p/>
        </draw:line>
        <draw:line draw:style-name="gr6" draw:text-style-name="P2" draw:layer="layout" svg:x1="8.4cm" svg:y1="21.6cm" svg:x2="8.5cm" svg:y2="23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21:51.370314814</meta:creation-date>
    <dc:date>2019-09-12T11:34:06.696627979</dc:date>
    <meta:editing-duration>PT1M2S</meta:editing-duration>
    <meta:editing-cycles>1</meta:editing-cycles>
    <meta:document-statistic meta:object-count="11"/>
    <meta:generator>LibreOffice/6.0.7.3$Linux_X86_64 LibreOffice_project/00m0$Build-3</meta:generator>
  </office:meta>
</office:document-meta>
</file>